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" fo:font-size="12pt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035cm" fo:margin-bottom="0.035cm" fo:text-align="justify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9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12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text-properties style:use-window-font-color="true" style:font-name="Times New Roman1" fo:language="en" fo:country="US"/>
    </style:style>
    <style:style style:name="P1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20" style:family="paragraph" style:parent-style-name="Text_20_body">
      <style:paragraph-properties fo:margin-top="0.212cm" fo:margin-bottom="0cm" fo:text-align="justify" style:justify-single-word="false" fo:orphans="2" fo:widows="2" fo:hyphenation-ladder-count="no-limit" fo:break-before="page" style:writing-mode="lr-tb"/>
      <style:text-properties style:use-window-font-color="true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2" style:family="paragraph" style:parent-style-name="Heading_20_2"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23" style:family="paragraph" style:parent-style-name="Heading_20_3">
      <style:text-properties style:font-name="Times New Roman" fo:font-size="12pt" fo:language="en" fo:country="GB" fo:font-style="normal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" style:family="paragraph" style:parent-style-name="Heading_20_4">
      <style:text-properties fo:color="#800080" style:font-name="Arial" fo:font-size="12pt" fo:language="en" fo:country="GB" fo:font-style="normal" style:text-underline-style="solid" style:text-underline-width="auto" style:text-underline-color="font-color" fo:font-weight="bold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yse <text:s/>/ tp</text:h>
      <text:p text:style-name="P18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tp' /&gt;</text:p>
      <text:p text:style-name="P4">&lt;param key='model' value='${project}\Models\applications\${appName}\${appName}.uml' /&gt; </text:p>
      <text:p text:style-name="P11"><text:span text:style-name="T1">&lt;output path='</text:span><text:span text:style-name="T2">${project}/Documentation</text:span><text:span text:style-name="T1">/</text:span><text:span text:style-name="T9">${appName}/Generated/</text:span><text:span text:style-name="T1">analyseUml.odt' /&gt;</text:span></text:p>
      <text:p text:style-name="P3">&lt;/config&gt;</text:p>
      <text:p text:style-name="P7">Diagrammes de classes (dans LogicalView)</text:p>
      <text:p text:style-name="P1">&lt;context model=’${model}’ importedBundles=’gmf;papyrus’ searchMetamodels=’true’/&gt;</text:p>
      <text:p text:style-name="P5"/>
      <text:p text:style-name="P6"/>
      <text:h text:style-name="P22" text:outline-level="2">Structures (packages et classes)</text:h>
      <text:p text:style-name="P1"><text:span text:style-name="T5">&lt;context </text:span><text:span text:style-name="T6">element='Model</text:span><text:span text:style-name="T7">/LogicalView</text:span><text:span text:style-name="T6">'</text:span><text:span text:style-name="T5">/&gt;</text:span></text:p>
      <text:p text:style-name="P1"><text:span text:style-name="T3">&lt;gendoc&gt; </text:span><text:span text:style-name="T10"><text:s/></text:span></text:p>
      <text:p text:style-name="P17">[for(diag : Diagram | self.getPapyrusDiagrams())]</text:p>
      <text:p text:style-name="P16"><text:span text:style-name="T4">&lt;image object=’[diag.getDiagram() /]’ keepW='true'&gt;</text:span><text:span text:style-name="T4"><draw:frame draw:style-name="fr1" draw:name="Cadre1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17">[/for]</text:p>
      <text:p text:style-name="P19">[for (p:Package|self.ownedElement-&gt;filter(Package))]</text:p>
      <text:h text:style-name="Heading_20_3" text:outline-level="3">package "[p.name/]"</text:h>
      <text:p text:style-name="P15">[for(ligne:String|p.getDocumentation().splitNewLine())][ligne /][/for]</text:p>
      <text:p text:style-name="P17">[for(subdiag : Diagram | p.getPapyrusDiagrams())]</text:p>
      <text:p text:style-name="P12"><text:span text:style-name="T8">&lt;image object=’[subdiag.getDiagram() /]’ keepW='true'&gt;</text:span><text:span text:style-name="T8"><draw:frame draw:style-name="fr1" draw:name="Cadre2" text:anchor-type="as-char" svg:width="16.595cm" draw:z-index="1"><draw:text-box fo:min-height="1.457cm"><text:p text:style-name="Frame_20_contents"/></draw:text-box></draw:frame></text:span><text:span text:style-name="T8">&lt;/image&gt;[/for]</text:span></text:p>
      <text:p text:style-name="P14">[for (c:Class|self.ownedElement-&gt;filter(Class))]</text:p>
      <text:h text:style-name="P24" text:outline-level="4">classe "[c.name/]"</text:h>
      <text:p text:style-name="P21">[for(ligne:String|c.getDocumentation().splitNewLine())][ligne /][/for]</text:p>
      <text:p text:style-name="P10">[for (sm:StateMachine|c.ownedElement-&gt;filter(StateMachine) )]</text:p>
      <text:p text:style-name="P17">[for(subSmDiag : Diagram | sm.getPapyrusDiagrams())]</text:p>
      <text:p text:style-name="P13">&lt;image object=’[subSmDiag.getDiagram() /]’ keepW='true'&gt;<draw:frame draw:style-name="fr1" draw:name="Cadre4" text:anchor-type="as-char" svg:width="16.595cm" draw:z-index="3"><draw:text-box fo:min-height="1.457cm"><text:p text:style-name="Frame_20_contents"/></draw:text-box></draw:frame>&lt;/image&gt;[/for]</text:p>
      <text:p text:style-name="P14">[/for][/for]</text:p>
      <text:p text:style-name="P19">[/for]</text:p>
      <text:p text:style-name="P19">&lt;/gendoc&gt;</text:p>
      <text:p text:style-name="P20"/>
      <text:h text:style-name="P22" text:outline-level="2">intéractions (réalisations des "uses cases")</text:h>
      <text:p text:style-name="P1"><text:span text:style-name="T5">&lt;context </text:span><text:span text:style-name="T6">element='Model</text:span><text:span text:style-name="T7">/UseCaseView</text:span><text:span text:style-name="T6">'</text:span><text:span text:style-name="T5">/&gt;</text:span></text:p>
      <text:p text:style-name="P8">&lt;gendoc&gt;</text:p>
      <text:p text:style-name="P9">[for(uc:UseCase|self.ownedElement -&gt;filter(UseCase))]<text:span text:style-name="T8">[for (inter:Interaction|uc.ownedElement-&gt;filter(Interaction) )]</text:span></text:p>
      <text:h text:style-name="P23" text:outline-level="3">[inter.name/]</text:h>
      <text:p text:style-name="P17">[for(subInterdiag : Diagram | inter.getPapyrusDiagrams())]</text:p>
      <text:p text:style-name="P12"><text:span text:style-name="T8">&lt;image object=’[subInterdiag.getDiagram() /]’ keepW='true'&gt;</text:span><text:span text:style-name="T8"><draw:frame draw:style-name="fr1" draw:name="Cadre3" text:anchor-type="as-char" svg:width="16.595cm" draw:z-index="2"><draw:text-box fo:min-height="1.457cm"><text:p text:style-name="Frame_20_contents"/></draw:text-box></draw:frame></text:span><text:span text:style-name="T8">&lt;/image&gt;[/for][/for]</text:span>[/for]</text:p>
      <text:p text:style-name="P8">&lt;/gendoc&gt;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tp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47:23.11</dc:date>
    <dc:language>fr-FR</dc:language>
    <meta:editing-cycles>158</meta:editing-cycles>
    <meta:editing-duration>PT7H8M44S</meta:editing-duration>
    <meta:document-statistic meta:table-count="0" meta:image-count="0" meta:object-count="0" meta:page-count="2" meta:paragraph-count="39" meta:word-count="125" meta:character-count="1713" meta:non-whitespace-character-count="1617"/>
    <meta:user-defined meta:name="Info 1"/>
    <meta:user-defined meta:name="Info 2"/>
    <meta:user-defined meta:name="Info 3"/>
    <meta:user-defined meta:name="Info 4"/>
  </office:meta>
</office:document-meta>
</file>